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Trebuchet MS" svg:font-family="'Trebuchet MS'" style:font-family-generic="swiss"/>
    <style:font-face style:name="HG Mincho Light J" svg:font-family="'HG Mincho Light J'" style:font-pitch="variable"/>
    <style:font-face style:name="Mincho" svg:font-family="Mincho" style:font-pitch="variable"/>
    <style:font-face style:name="Tahoma" svg:font-family="Tahoma" style:font-family-generic="swiss" style:font-pitch="variable"/>
    <style:font-face style:name="Trebuchet MS1" svg:font-family="'Trebuchet MS'" style:font-family-generic="swiss" style:font-pitch="variable"/>
  </office:font-face-decls>
  <office:automatic-styles>
    <style:style style:name="P1" style:family="paragraph" style:parent-style-name="Standard" style:master-page-name="Standard">
      <style:paragraph-properties style:page-number="auto" style:writing-mode="lr-tb"/>
      <style:text-properties style:font-name="Trebuchet MS1" fo:font-style="normal" fo:font-weight="normal"/>
    </style:style>
    <style:style style:name="P2" style:family="paragraph" style:parent-style-name="Standard">
      <style:paragraph-properties style:writing-mode="lr-tb"/>
      <style:text-properties style:font-name="Trebuchet MS1"/>
    </style:style>
    <style:style style:name="P3" style:family="paragraph" style:parent-style-name="Standard">
      <style:paragraph-properties style:writing-mode="lr-tb"/>
      <style:text-properties style:font-name="Trebuchet MS1" style:font-name-asian="Arial" style:font-name-complex="Arial"/>
    </style:style>
    <style:style style:name="P4" style:family="paragraph" style:parent-style-name="Text_20_body">
      <style:paragraph-properties style:writing-mode="lr-tb"/>
      <style:text-properties style:font-name="Trebuchet MS1" fo:language="en" fo:country="US"/>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mben, Giorgio, <text:bookmark text:name="DDE_LINK1"/>'Form-of-life' eds.Hardt, Michael &amp; Virno, Paolo, <text:span text:style-name="T1">Radical Thought in Italy. A Potential Politics</text:span>, <text:s/>University of Minnesota Press, Minneapolis &amp; London, 1996, 151-156</text:p>
      <text:p text:style-name="P2"/>
      <text:p text:style-name="P4">By the term <text:span text:style-name="T1">form-of-life, </text:span><text:s/>on the other hand, I mean a life that can never be separated from its form, a life in which it is never possible to isolate something such as naked life.151</text:p>
      <text:p text:style-name="P4">Political power (<text:span text:style-name="T1">potere</text:span>) as we know it, on the other hand, always founds itself – in the last instance – on the separation of a sphere of naked life from the context of the forms of life. 152</text:p>
      <text:p text:style-name="P4">What is left unquestioned in the contemporary debates on bioethics and biopolitics, in fact, is precisely what would deserve to be questioned before anything else, that is, the very biological concept of life. (153)</text:p>
      <text:p text:style-name="P4">The concept of naked life ... This concept-which today presents itself under the guises of a scientific viewpoint-is actually a secularized political concept. <text:s/>(154)</text:p>
      <text:p text:style-name="P4">That same withdrawal of naked life that, in certain circumstances, the sovereign used to be able to exact from the forms of life is now massively and daily exacted by the pseudoscientific representations of the body, illness and health, and by the “medicalization” of ever-widening spheres of life and individual imagination. (154)</text:p>
      <text:p text:style-name="P4">Biological life, which is the secularized form of naked life and which shares its unutterability and impenetrability, thus constitutes the real forms of life literally as forms of survival: biological life remains inviolate in such forms as that obscure threat that can suddenly actualize itself in violence, in extraneity, in illnesses, in accidents. (154)</text:p>
      <text:p text:style-name="P4">Is today something like a form-of-life, a life for which living itself would be at stake in its own living, possible? Is today a life of power (<text:span text:style-name="T1">potenza)</text:span> available? (154)</text:p>
      <text:p text:style-name="P4">I call thought the nexus that constitutes the forms of life in an inseparable context as form-of-life. 154</text:p>
      <text:p text:style-name="P4">Thought is form-of-life, life that cannot be separated from its form; and anywhere the intimacy of this inseparable life appears, in the materiality of corporeal processes and habitual ways of life no less than in theory, there and only there is there thought. 156</text:p>
      <text:p text:style-name="P2"/>
      <text:p text:style-name="P4">We can communicate with others only through that which has in others has remained potential, and any communication (as Benjamin perceives for language) is first of all communication not of something in common but of communicability itself. 154-5</text:p>
      <text:p text:style-name="P3"/>
      <text:p text:style-name="P4">Intellectuality and thought are not a form of life among others in which life and social production articulate themselves, but they are rather the unitary power that constitutes the multiple forms of life as form-of-life.</text:p>
      <text:p text:style-name="P3">By the term form-of-life, on the other hand, I mean a life that can never be separated from its form, a life in which it is never possible to isolate something such as naked life. 151</text:p>
      <text:p text:style-name="P3"/>
      <text:p text:style-name="P3">I call thought the nexus that constitutes the forms of life in an inseparable context as form-of-Iife. I do not mean by this the individual exercise of an organ or a psychic faculty, but rather an experience, an experimentum that has as its object the potential character of life and human intelligence. To think does not mean merely to be affected <text:soft-page-break/>by this or that thing, by this or that content of enacted thought, but rather at once to be affected by one's own receptiveness and experience in each and every thing that is thought a pure power of thinking. 15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rebuchet MS" svg:font-family="'Trebuchet MS'" style:font-family-generic="swiss"/>
    <style:font-face style:name="HG Mincho Light J" svg:font-family="'HG Mincho Light J'" style:font-pitch="variable"/>
    <style:font-face style:name="Mincho" svg:font-family="Mincho" style:font-pitch="variable"/>
    <style:font-face style:name="Tahoma" svg:font-family="Tahoma" style:font-family-generic="swiss" style:font-pitch="variable"/>
    <style:font-face style:name="Trebuchet MS1"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2.205cm" style:writing-mode="page"/>
      <style:text-properties style:use-window-font-color="true" style:font-name="Trebuchet MS" fo:font-size="12pt" fo:language="en" fo:country="GB" style:font-name-asian="Trebuchet MS" style:font-size-asian="10.5pt" style:language-asian="zxx" style:country-asian="none" style:font-name-complex="Trebuchet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fo:font-size="12pt" fo:language="en" fo:country="US" style:font-name-asian="HG Mincho Light J" style:font-size-asian="12pt" style:language-asian="zxx" style:country-asian="none" style:font-name-complex="Trebuchet MS" style:font-size-complex="12pt"/>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en" fo:country="GB" style:font-name-asian="Mincho"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rebuchet MS" fo:language="en" fo:country="GB" style:font-name-asian="Trebuchet MS" style:font-name-complex="Trebuchet MS" fo:hyphenate="false" fo:hyphenation-remain-char-count="2" fo:hyphenation-push-char-count="2"/>
    </style:style>
    <style:style style:name="List" style:family="paragraph" style:parent-style-name="Text_20_body" style:class="list">
      <style:paragraph-properties fo:margin-top="0cm" fo:margin-bottom="0cm"/>
      <style:text-properties style:use-window-font-color="true" fo:language="en" fo:country="US" style:font-name-asian="Trebuchet MS" style:font-name-complex="Trebuchet MS"/>
    </style:style>
    <style:style style:name="Caption" style:family="paragraph" style:parent-style-name="Standard" style:class="extra">
      <style:paragraph-properties fo:margin-top="0.212cm" fo:margin-bottom="0.212cm" fo:hyphenation-ladder-count="no-limit"/>
      <style:text-properties style:use-window-font-color="true" style:font-name="Trebuchet MS" fo:font-size="10pt" fo:language="en" fo:country="GB" fo:font-style="italic" style:font-name-asian="Trebuchet MS" style:font-size-asian="10pt" style:font-name-complex="Trebuchet MS" style:font-size-complex="10pt"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rebuchet MS" fo:language="en" fo:country="GB" style:font-name-asian="Trebuchet MS" style:font-name-complex="Trebuchet MS" fo:hyphenate="false" fo:hyphenation-remain-char-count="2" fo:hyphenation-push-char-count="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4-06-22T12:36:00</meta:creation-date>
    <dc:date>1601-01-01T00:00:00</dc:date>
    <meta:print-date>1601-01-01T00:00:00</meta:print-date>
    <meta:document-statistic meta:table-count="0" meta:image-count="0" meta:object-count="0" meta:page-count="2" meta:paragraph-count="14" meta:word-count="564" meta:character-count="3375"/>
    <meta:generator>OpenOffice.org/3.0$Linux OpenOffice.org_project/300m15$Build-9379</meta:generator>
  </office:meta>
</office:document-meta>
</file>